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KaRadio32 cost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3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3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3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3">
          <table:table-cell office:value-type="string">
            <text:p>Plastic End Panels 1598PLCB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table:formula="of:=[.E11]*[.F11]" office:value-type="float" office:value="1.86">
            <text:p>1,8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PLCBK?qs=%2Fha2pyFadugPVPeSMbdVvKr39ohuicA8ywyz%252bm0xqdE%3D">https://eu.mouser.com/ProductDetail/Hammond-Manufacturing/1598PLCBK?qs=%2fha2pyFadugPVPeSMbdVvKr39ohuicA8ywyz%252bm0xqdE%3d</text:a></text:p>
          </table:table-cell>
        </table:table-row>
        <table:table-row table:style-name="ro3">
          <table:table-cell office:value-type="string">
            <text:p>PCB Screws</text:p>
          </table:table-cell>
          <table:table-cell office:value-type="string">
            <text:p>1598ATS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68">
            <text:p>0,0868</text:p>
          </table:table-cell>
          <table:table-cell table:formula="of:=[.E12]*[.F12]" office:value-type="float" office:value="8.68">
            <text:p>8,6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ATS100?qs=%2Fha2pyFadui6rYoHptA4LRJn%2Ft6gsDSVoohWMEWX7DQ%3D">https://eu.mouser.com/ProductDetail/Hammond-Manufacturing/1598ATS100?qs=%2fha2pyFadui6rYoHptA4LRJn%2ft6gsDSVoohWMEWX7DQ%3d</text:a></text:p>
          </table:table-cell>
        </table:table-row>
        <table:table-row table:style-name="ro3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3]*[.F13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3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4]*[.F14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3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5]*[.F15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3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6]*[.F16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3">
          <table:table-cell office:value-type="string">
            <text:p>LDO 3.3V 1.5A TO-220</text:p>
          </table:table-cell>
          <table:table-cell office:value-type="string">
            <text:p>LD1086V33-DG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1.32">
            <text:p>1,32</text:p>
          </table:table-cell>
          <table:table-cell table:formula="of:=[.E17]*[.F17]" office:value-type="float" office:value="1.32">
            <text:p>1,32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D1086V33-DG?qs=sGAEpiMZZMug9GoBKXZ753BCfECL9o0PnaSgonxO8t07ahsathLeBA%3D%3D">https://eu.mouser.com/ProductDetail/STMicroelectronics/LD1086V33-DG?qs=sGAEpiMZZMug9GoBKXZ753BCfECL9o0PnaSgonxO8t07ahsathLeBA%3d%3d</text:a></text:p>
          </table:table-cell>
        </table:table-row>
        <table:table-row table:style-name="ro3">
          <table:table-cell office:value-type="string">
            <text:p>LDO 5V 1A TO-220</text:p>
          </table:table-cell>
          <table:table-cell office:value-type="string">
            <text:p>LF50CV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[.E18]*[.F18]" office:value-type="float" office:value="0.8">
            <text:p>0,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V?qs=sGAEpiMZZMug9GoBKXZ75%252bNB3YkcECi9eBrIoZjITrQ%3D">https://eu.mouser.com/ProductDetail/STMicroelectronics/LF50CV?qs=sGAEpiMZZMug9GoBKXZ75%252bNB3YkcECi9eBrIoZjITrQ%3d</text:a></text:p>
          </table:table-cell>
        </table:table-row>
        <table:table-row table:style-name="ro3">
          <table:table-cell office:value-type="string">
            <text:p>On-Off button controller</text:p>
          </table:table-cell>
          <table:table-cell office:value-type="string">
            <text:p>Supervisory Circuits Basic Push Button On/Off Controller (Adjustbale On and Off Timers)</text:p>
          </table:table-cell>
          <table:table-cell office:value-type="string">
            <text:p>LTC2950ITS8-2#TRMPBF</text:p>
          </table:table-cell>
          <table:table-cell/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formula="of:=[.E19]*[.F19]" office:value-type="float" office:value="4.25">
            <text:p>4,2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nalog-Devices/LTC2950ITS8-2TRMPBF?qs=sGAEpiMZZMunEhqKs81nFEtES0Ya5yTT%252bRaZm4oJv2g%3D">https://eu.mouser.com/ProductDetail/Analog-Devices/LTC2950ITS8-2TRMPBF?qs=sGAEpiMZZMunEhqKs81nFEtES0Ya5yTT%252bRaZm4oJv2g%3d</text:a></text:p>
          </table:table-cell>
        </table:table-row>
        <table:table-row table:style-name="ro3">
          <table:table-cell office:value-type="string">
            <text:p>Tantal 100uF x 16V</text:p>
          </table:table-cell>
          <table:table-cell office:value-type="string">
            <text:p>Tantalum Capacitors - Solid SMD 100uF 16V 20% C case</text:p>
          </table:table-cell>
          <table:table-cell office:value-type="string">
            <text:p>TMCMC1C107MTRF</text:p>
          </table:table-cell>
          <table:table-cell office:value-type="string">
            <text:p>Vishay / Sprague</text:p>
          </table:table-cell>
          <table:table-cell office:value-type="float" office:value="1">
            <text:p>1</text:p>
          </table:table-cell>
          <table:table-cell office:value-type="float" office:value="0.595">
            <text:p>0,595</text:p>
          </table:table-cell>
          <table:table-cell table:formula="of:=[.E20]*[.F20]" office:value-type="float" office:value="0.595">
            <text:p>0,59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TMCMC1C107MTRF?qs=sGAEpiMZZMuEN2agSAc2pqyLMxN%252bdaSrFX5fGSid3aApXRUevB%2FygQ%3D%3D">https://eu.mouser.com/ProductDetail/Vishay-Sprague/TMCMC1C107MTRF?qs=sGAEpiMZZMuEN2agSAc2pqyLMxN%252bdaSrFX5fGSid3aApXRUevB%2fygQ%3d%3d</text:a></text:p>
          </table:table-cell>
        </table:table-row>
        <table:table-row table:style-name="ro3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425">
            <text:p>0,425</text:p>
          </table:table-cell>
          <table:table-cell table:formula="of:=[.E21]*[.F21]" office:value-type="float" office:value="1.275">
            <text:p>1,27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3">
          <table:table-cell office:value-type="string">
            <text:p>Tantalum Capacitors - Solid SMD 470uF 10volts </text:p>
          </table:table-cell>
          <table:table-cell office:value-type="string">
            <text:p>293D477X9010E2TE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formula="of:=[.E22]*[.F22]" office:value-type="float" office:value="8.85">
            <text:p>8,8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293D477X9010E2TE3?qs=sGAEpiMZZMuEN2agSAc2psKIjsJvWr80zxHnx%252b4PRjQ%3D">https://eu.mouser.com/ProductDetail/Vishay-Sprague/293D477X9010E2TE3?qs=sGAEpiMZZMuEN2agSAc2psKIjsJvWr80zxHnx%252b4PRjQ%3d</text:a>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3]*[.F23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3">
          <table:table-cell office:value-type="string">
            <text:p>IR Receiver</text:p>
          </table:table-cell>
          <table:table-cell office:value-type="string">
            <text:p>TSOP4438 - <text:s/>Infrared Receiver, Remote Control, 38 kHz, 45m, 45 °, 5.5 V, 2.5 V, -25 °C</text:p>
          </table:table-cell>
          <table:table-cell office:value-type="string">
            <text:p>TSOP4438</text:p>
          </table:table-cell>
          <table:table-cell/>
          <table:table-cell office:value-type="float" office:value="1">
            <text:p>1</text:p>
          </table:table-cell>
          <table:table-cell office:value-type="float" office:value="0.439">
            <text:p>0,439</text:p>
          </table:table-cell>
          <table:table-cell table:formula="of:=[.E24]*[.F24]" office:value-type="float" office:value="0.439">
            <text:p>0,439</text:p>
          </table:table-cell>
          <table:table-cell office:value-type="string">
            <text:p>lv.farnell.com</text:p>
          </table:table-cell>
          <table:table-cell office:value-type="string">
            <text:p><text:a xlink:href="http://lv.farnell.com/vishay/tsop4438/ir-receiver-small-agc4-38khz/dp/2251381?ost=TSOP4438&amp;ddkey=http%3Alv-LV%2FElement14_Latvia%2Fsearch">http://lv.farnell.com/vishay/tsop4438/ir-receiver-small-agc4-38khz/dp/2251381?ost=TSOP4438&amp;ddkey=http%3Alv-LV%2FElement14_Latvia%2Fsearch</text:a></text:p>
          </table:table-cell>
        </table:table-row>
        <table:table-row table:style-name="ro3">
          <table:table-cell office:value-type="string">
            <text:p>Audio Connector 3.5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4">
            <text:p>0,24</text:p>
          </table:table-cell>
          <table:table-cell table:formula="of:=[.E25]*[.F25]" office:value-type="float" office:value="0.24">
            <text:p>0,24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">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</text:a></text:p>
          </table:table-cell>
        </table:table-row>
        <table:table-row table:style-name="ro3">
          <table:table-cell office:value-type="string">
            <text:p>Audio Connector 6.3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415">
            <text:p>0,415</text:p>
          </table:table-cell>
          <table:table-cell table:formula="of:=[.E26]*[.F26]" office:value-type="float" office:value="0.415">
            <text:p>0,415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">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</text:a></text:p>
          </table:table-cell>
        </table:table-row>
        <table:table-row table:style-name="ro3">
          <table:table-cell office:value-type="string">
            <text:p>RCA Connector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1705">
            <text:p>0,1705</text:p>
          </table:table-cell>
          <table:table-cell table:formula="of:=[.E27]*[.F27]" office:value-type="float" office:value="0.341">
            <text:p>0,341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RCA-Female-Connector-Socket-Adapter-Plug-For-3-5mm-Audio-Plug-AV-Plug-Gold-Black/32815822825.html?spm=a2g0s.9042311.0.0.27b233ed1Wgev0">https://ru.aliexpress.com/item/10pcs-RCA-Female-Connector-Socket-Adapter-Plug-For-3-5mm-Audio-Plug-AV-Plug-Gold-Black/32815822825.html?spm=a2g0s.9042311.0.0.27b233ed1Wgev0</text:a></text:p>
          </table:table-cell>
        </table:table-row>
        <table:table-row table:style-name="ro3">
          <table:table-cell office:value-type="string">
            <text:p>USB Type-A Fema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124">
            <text:p>0,124</text:p>
          </table:table-cell>
          <table:table-cell table:formula="of:=[.E28]*[.F28]" office:value-type="float" office:value="0.124">
            <text:p>0,124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USB2-0-Type-A-Plug-4-pin-female-Adapter-Connector-jack-Black-Plastic-Cover/272041592263?hash=item3f56f145c7:g:E7AAAOSw1DtXHeI0">https://www.ebay.com/itm/10Pcs-USB2-0-Type-A-Plug-4-pin-female-Adapter-Connector-jack-Black-Plastic-Cover/272041592263?hash=item3f56f145c7:g:E7AAAOSw1DtXHeI0</text:a></text:p>
          </table:table-cell>
        </table:table-row>
        <table:table-row table:style-name="ro3">
          <table:table-cell office:value-type="string">
            <text:p>Reset Butt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28">
            <text:p>0,228</text:p>
          </table:table-cell>
          <table:table-cell table:formula="of:=[.E29]*[.F29]" office:value-type="float" office:value="0.228">
            <text:p>0,2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5mm-Momentary-Push-button-Switch-Press-the-reset-switch-Normally-Open-HT/112981659318?ssPageName=STRK%3AMEBIDX%3AIT&amp;var=413359540927&amp;_trksid=p2057872.m2749.l2649">https://www.ebay.com/itm/10pcs-5mm-Momentary-Push-button-Switch-Press-the-reset-switch-Normally-Open-HT/112981659318?ssPageName=STRK%3AMEBIDX%3AIT&amp;var=413359540927&amp;_trksid=p2057872.m2749.l2649</text:a></text:p>
          </table:table-cell>
        </table:table-row>
        <table:table-row table:style-name="ro3">
          <table:table-cell office:value-type="string">
            <text:p>DC Power Connectors Power Jacks 5.7x2.5mm</text:p>
          </table:table-cell>
          <table:table-cell office:value-type="string">
            <text:p>PJ-005B</text:p>
          </table:table-cell>
          <table:table-cell/>
          <table:table-cell office:value-type="string">
            <text:p>CUI</text:p>
          </table:table-cell>
          <table:table-cell office:value-type="float" office:value="1">
            <text:p>1</text:p>
          </table:table-cell>
          <table:table-cell office:value-type="float" office:value="1.92">
            <text:p>1,92</text:p>
          </table:table-cell>
          <table:table-cell table:formula="of:=[.E30]*[.F30]" office:value-type="float" office:value="1.92">
            <text:p>1,92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CUI/PJ-005B/?qs=sGAEpiMZZMtnOp%252bbbqA009lE0K0K%252bPZGHDa8R3T3fghCv9kHIJIT1g%3D%3D">http://eu.mouser.com/ProductDetail/CUI/PJ-005B/?qs=sGAEpiMZZMtnOp%252bbbqA009lE0K0K%252bPZGHDa8R3T3fghCv9kHIJIT1g%3d%3d</text:a></text:p>
          </table:table-cell>
        </table:table-row>
        <table:table-row table:style-name="ro2">
          <table:table-cell table:number-columns-repeated="4"/>
          <table:table-cell table:number-columns-repeated="2"/>
          <table:table-cell table:formula="of:=[.E31]*[.F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0]*[.F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1]*[.F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2]*[.F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3]*[.F4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43])" office:value-type="float" office:value="143.862">
            <text:p>143,862</text:p>
          </table:table-cell>
          <table:table-cell office:value-type="string">
            <text:p>+ VAT</text:p>
          </table:table-cell>
          <table:table-cell table:style-name="ce1" table:formula="of:=[.G45]*1.21" office:value-type="float" office:value="174.07302">
            <text:p>174,0730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2:5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26T12:55:54.64</dc:date>
    <meta:editing-duration>PT41M50S</meta:editing-duration>
    <meta:editing-cycles>8</meta:editing-cycles>
    <meta:document-statistic meta:table-count="3" meta:cell-count="207" meta:object-count="0"/>
  </office:meta>
</office:document-meta>
</file>